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list-style-name="WWNum37">
      <style:text-properties officeooo:paragraph-rsid="00003cf1"/>
    </style:style>
    <style:style style:name="P2" style:family="paragraph" style:parent-style-name="List_20_Paragraph">
      <style:text-properties officeooo:paragraph-rsid="00003cf1"/>
    </style:style>
    <style:style style:name="P3" style:family="paragraph" style:parent-style-name="List_20_Paragraph">
      <style:text-properties officeooo:rsid="00003cf1" officeooo:paragraph-rsid="00003cf1"/>
    </style:style>
    <style:style style:name="P4" style:family="paragraph" style:parent-style-name="Standard">
      <style:text-properties officeooo:paragraph-rsid="00003cf1"/>
    </style:style>
    <style:style style:name="T1" style:family="text">
      <style:text-properties officeooo:rsid="00003c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83238686" text:style-name="WWNum37">
        <text:list-item>
          <text:p text:style-name="P1">How would you fix your code so that this issue is no longer present?</text:p>
        </text:list-item>
      </text:list>
      <text:p text:style-name="P2"/>
      <text:p text:style-name="P3">We would ensure that request responses are as expected, this means that we would check to make sure we were receiving an accepted file type on download.</text:p>
      <text:p text:style-name="P2"/>
      <text:list xml:id="list235018452019130" text:continue-numbering="true" text:style-name="WWNum37">
        <text:list-item>
          <text:p text:style-name="P1">How does your test demonstrate SSRF as opposed to just accessing any old endpoint.</text:p>
        </text:list-item>
      </text:list>
      <text:p text:style-name="P4"><text:tab/></text:p>
      <text:p text:style-name="P4"><text:tab/><text:span text:style-name="T1">While we did not write a test for SSRF, we would test that it is working by hitting the MariaDB server. This server is not exposed to the internet, so the only way to get to it would be from an SSRF vulnerability in the server.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23:45:14.297133728</meta:creation-date>
    <dc:date>2019-04-21T23:50:16.966634116</dc:date>
    <meta:editing-duration>PT5M3S</meta:editing-duration>
    <meta:editing-cycles>1</meta:editing-cycles>
    <meta:document-statistic meta:table-count="0" meta:image-count="0" meta:object-count="0" meta:page-count="1" meta:paragraph-count="5" meta:word-count="103" meta:character-count="534" meta:non-whitespace-character-count="434"/>
    <meta:generator>LibreOffice/6.1.5.2$Linux_X86_64 LibreOffice_project/10$Build-2</meta:generator>
  </office:meta>
</office:document-meta>
</file>